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ageObject.createTagLogicalElement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ageObject.createIncludePageSegment( String name ,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ageObject.getPresentationText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PageObject.AbstractPageObject( Factory factory , String name , int width , int height , int rotation , int widthRes , int height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PageObject.setComplete( boolean comple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Object.is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Object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Object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Object.createFont( int fontReference , AFPFont font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Object.createText( AFPTextDataInfo textData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Object.getIncludePageSeg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ageObject.AbstractPageObject( 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Object.AbstractPageObject( Factory factory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ageObject.endPresentation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ageObject.getR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Object.createLine( AFPLineDataInfo lineData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Object.writeContent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ageObject.getActiveEnvironmentGroup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PageObject.addObject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Object.createNoOperation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Object.endP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